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officeooo:rsid="0011ef3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lucha entre el bien y el mal:</text:p>
      <text:p text:style-name="Standard"/>
      <text:p text:style-name="Standard"><text:span text:style-name="T1">A</text:span> lo largo de toda la historia se desarrolla un lucha entre el bien y el mal de la que Elara no tendra conocimiento hasta los ultimos capitulos.</text:p>
      <text:p text:style-name="Standard">esto convierte a Elara en una presa facil, ya que esta desprevenida.</text:p>
      <text:p text:style-name="Standard">El objetivo de Elara es encontrar el codice perdido, el antiguo libro magico que contiene todo el conocimiento, pero Elara no sabe que el mal Tambien quiere apoderarse del libro para utilizar su enorme poder con fines malignos.</text:p>
      <text:p text:style-name="Standard">En esta historia, el mal en su forma mas pura esta encarnado por el malvado mago Morgerathus, que intentara por todos los medio apoderarse del libro magico para utilizar su poder para conquistar el mundo.</text:p>
      <text:p text:style-name="Standard">Morgerathus luchara desde las sombras, en la distancia, y seran sus secuaces quienes perseguiran, acecharan, conspiraran y se enfrentaran a Elara en cada capitulo.</text:p>
      <text:p text:style-name="Standard">Morgerathus ha conseguido la inmortalidad a traves de la magia, y nunca ha existido ni existira un mago mas poderoso, ni tampoco mas malvado.</text:p>
      <text:p text:style-name="Standard">Elara sabe adonde se encuentra el codice perdido, pero Morgerathus no.</text:p>
      <text:p text:style-name="Standard">Por este motivo Morgerathus no puede deshacerse de Elara hasta que averigue adonde esta el codice.</text:p>
      <text:p text:style-name="Standard">Intentara obtener la informacion mediante enganos y perseguira a Elara continuamente para apoderarse del libro.</text:p>
      <text:p text:style-name="Standard">Al final de la historia se desarrollara la batalla final.</text:p>
      <text:p text:style-name="Standard"/>
      <text:p text:style-name="Horizontal_20_Line"/>
      <text:p text:style-name="Text_20_body"/>
      <text:p text:style-name="Text_20_body"/>
      <text:p text:style-name="Text_20_body">Perfecto. La información ha sido registrada y organizada. A partir de ahora queda identificada bajo el siguiente punto de índice:</text:p>
      <text:p text:style-name="Horizontal_20_Line"/>
      <text:h text:style-name="Heading_20_3" text:outline-level="3">⚔️ <text:span text:style-name="Strong_20_Emphasis">Índice de referencia: </text:span><text:span text:style-name="Strong_20_Emphasis"><text:span text:style-name="Source_20_Text">EL BIEN CONTRA EL MAL</text:span></text:span></text:h>
      <text:p text:style-name="Quotations"><text:span text:style-name="Strong_20_Emphasis">Descripción:</text:span> Conflicto subyacente entre el bien y el mal que acompaña silenciosamente la travesía de Elara. Establece la figura de Morgerathus como amenaza latente y el marco de confrontación mística.</text:p>
      <text:p text:style-name="Horizontal_20_Line"/>
      <text:h text:style-name="Heading_20_3" text:outline-level="3">🔹 Detalles registrados:</text:h>
      <text:h text:style-name="Heading_20_4" text:outline-level="4"><text:span text:style-name="Strong_20_Emphasis">Conflicto central</text:span></text:h>
      <text:list xml:id="list1934037935" text:style-name="L1">
        <text:list-item>
          <text:p text:style-name="P1">Existe una <text:span text:style-name="Strong_20_Emphasis">lucha constante entre el bien y el mal</text:span>, aunque <text:span text:style-name="Strong_20_Emphasis">Elara no es consciente de ello</text:span> hasta los últimos capítulos.</text:p>
        </text:list-item>
        <text:list-item>
          <text:p text:style-name="P1">Esto la vuelve vulnerable y desprevenida, lo que incrementa el suspense.</text:p>
        </text:list-item>
      </text:list>
      <text:h text:style-name="Heading_20_4" text:outline-level="4"><text:soft-page-break/><text:span text:style-name="Strong_20_Emphasis">Objetivo en disputa</text:span></text:h>
      <text:list xml:id="list2456563055" text:style-name="L2">
        <text:list-item>
          <text:p text:style-name="P2">Ambos buscan el <text:span text:style-name="Strong_20_Emphasis">Códice Perdido</text:span>:</text:p>
          <text:list>
            <text:list-item>
              <text:p text:style-name="P2"><text:span text:style-name="Strong_20_Emphasis">Elara</text:span>: para encontrar respuestas y comprender la existencia.</text:p>
            </text:list-item>
            <text:list-item>
              <text:p text:style-name="P2"><text:span text:style-name="Strong_20_Emphasis">Morgerathus</text:span>: para usar su conocimiento con fines malignos y conquistar el mundo.</text:p>
            </text:list-item>
          </text:list>
        </text:list-item>
      </text:list>
      <text:h text:style-name="Heading_20_4" text:outline-level="4"><text:span text:style-name="Strong_20_Emphasis">Villano</text:span></text:h>
      <text:list xml:id="list3456840091" text:style-name="L3">
        <text:list-item>
          <text:p text:style-name="P3"><text:span text:style-name="Strong_20_Emphasis">Morgerathus</text:span>: mago inmortal, el ser más malvado y poderoso que jamás haya existido.</text:p>
          <text:list>
            <text:list-item>
              <text:p text:style-name="P3">Actúa desde las sombras.</text:p>
            </text:list-item>
            <text:list-item>
              <text:p text:style-name="P3">Utiliza secuaces para seguir y sabotear a Elara en cada capítulo.</text:p>
            </text:list-item>
            <text:list-item>
              <text:p text:style-name="P3">No puede matarla porque <text:span text:style-name="Strong_20_Emphasis">ella conoce la ubicación del códice</text:span>, que él desconoce.</text:p>
            </text:list-item>
          </text:list>
        </text:list-item>
      </text:list>
      <text:h text:style-name="Heading_20_4" text:outline-level="4"><text:span text:style-name="Strong_20_Emphasis">Desarrollo del conflicto</text:span></text:h>
      <text:list xml:id="list2185618452" text:style-name="L4">
        <text:list-item>
          <text:p text:style-name="P4">El mal acecha desde el fondo de la trama.</text:p>
        </text:list-item>
        <text:list-item>
          <text:p text:style-name="P4">Sus apariciones son <text:span text:style-name="Strong_20_Emphasis">puntuales</text:span>, como obstáculos episódicos, no como línea narrativa principal.</text:p>
        </text:list-item>
        <text:list-item>
          <text:p text:style-name="P4">El conflicto culmina en una <text:span text:style-name="Strong_20_Emphasis">batalla final</text:span> al cierre del libro.</text:p>
        </text:list-item>
      </text:list>
      <text:h text:style-name="Heading_20_4" text:outline-level="4"><text:span text:style-name="Strong_20_Emphasis">Historia principal vs. conflicto</text:span></text:h>
      <text:list xml:id="list433154269" text:style-name="L5">
        <text:list-item>
          <text:p text:style-name="P5">La <text:span text:style-name="Strong_20_Emphasis">historia principal</text:span>: el viaje de Elara en busca de respuestas existenciales, con aventuras temáticas.</text:p>
        </text:list-item>
        <text:list-item>
          <text:p text:style-name="P5">La <text:span text:style-name="Strong_20_Emphasis">lucha del bien y el mal</text:span>: trasfondo creciente que solo revela su magnitud hacia el final.</text:p>
        </text:list-item>
      </text:list>
      <text:p text:style-name="Horizontal_20_Line"/>
      <text:p text:style-name="Text_20_body">¿Querés que construyamos ahora una <text:a xlink:type="simple" xlink:href="https://chatgpt.com/c/f" text:style-name="Internet_20_link" text:visited-style-name="Visited_20_Internet_20_Link">cronología oculta de las acciones de Morgerathus</text:a> en paralelo al viaje de Elara, o desarrollar un sistema de secuaces temáticos por capítul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16:57:07.409000000</meta:creation-date>
    <dc:date>2025-07-05T17:59:28.462000000</dc:date>
    <meta:editing-duration>PT16M49S</meta:editing-duration>
    <meta:editing-cycles>3</meta:editing-cycles>
    <meta:generator>LibreOffice/7.3.5.2$Windows_X86_64 LibreOffice_project/184fe81b8c8c30d8b5082578aee2fed2ea847c01</meta:generator>
    <meta:document-statistic meta:table-count="0" meta:image-count="0" meta:object-count="0" meta:page-count="2" meta:paragraph-count="35" meta:word-count="499" meta:character-count="2999" meta:non-whitespace-character-count="2549"/>
  </office:meta>
</office:document-meta>
</file>